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dobe Fan Heiti Std B" svg:font-family="'Adobe Fan Heiti Std B'" style:font-family-generic="roman" style:font-pitch="variable"/>
    <style:font-face style:name="Adobe Gothic Std B" svg:font-family="'Adobe Gothic Std B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dobe Fan Heiti Std B1" svg:font-family="'Adobe Fan Heiti Std B'" style:font-family-generic="system" style:font-pitch="variable"/>
    <style:font-face style:name="Adobe Gothic Std B1" svg:font-family="'Adobe Gothic Std 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color="#000000" style:font-name="Adobe Fan Heiti Std B" fo:font-size="14pt" style:font-name-asian="Adobe Fan Heiti Std B1" style:font-size-asian="14pt" style:font-size-complex="14pt"/>
    </style:style>
    <style:style style:name="P4" style:family="paragraph" style:parent-style-name="Standard">
      <style:text-properties fo:color="#444444" style:font-name="Arial" fo:font-size="16pt" fo:font-style="normal" fo:font-weight="bold" fo:background-color="#ffffff" style:font-size-asian="16pt" style:font-style-asian="normal" style:font-weight-asian="bold" style:font-name-complex="Arial1" style:font-size-complex="16pt" style:font-style-complex="normal" style:font-weight-complex="bold"/>
    </style:style>
    <style:style style:name="P5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style:font-name="Adobe Gothic Std B" fo:font-size="14pt" fo:font-weight="bold" style:font-name-asian="Adobe Gothic Std B1" style:font-size-asian="14pt" style:font-weight-asian="bold" style:font-size-complex="14pt"/>
    </style:style>
    <style:style style:name="T2" style:family="text">
      <style:text-properties style:font-name="Adobe Gothic Std B" fo:font-size="14pt" style:font-name-asian="Adobe Gothic Std B1" style:font-size-asian="14pt" style:font-size-complex="14pt"/>
    </style:style>
    <style:style style:name="T3" style:family="text">
      <style:text-properties fo:color="#444444" style:font-name="Adobe Gothic Std B" fo:font-size="14pt" fo:font-style="normal" fo:font-weight="bold" fo:background-color="#ffffff" loext:char-shading-value="0" style:font-name-asian="Adobe Gothic Std B1" style:font-size-asian="14pt" style:font-style-asian="normal" style:font-weight-asian="bold" style:font-name-complex="Arial1" style:font-size-complex="14pt" style:font-style-complex="normal" style:font-weight-complex="bold"/>
    </style:style>
    <style:style style:name="T4" style:family="text">
      <style:text-properties fo:color="#444444" style:font-name="Arial" fo:font-size="14pt" fo:font-style="normal" fo:font-weight="bold" fo:background-color="#ffffff" loext:char-shading-value="0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color="#000000" style:font-name="Adobe Gothic Std B" fo:font-size="14pt" fo:background-color="#ffffff" loext:char-shading-value="0" style:font-name-asian="Adobe Gothic Std B1" style:font-size-asian="14pt" style:font-name-complex="Arial1" style:font-size-complex="14pt"/>
    </style:style>
    <style:style style:name="T6" style:family="text">
      <style:text-properties fo:color="#000000" style:font-name="Adobe Gothic Std B" fo:font-size="14pt" style:font-name-asian="Adobe Gothic Std B1" style:font-size-asian="14pt" style:font-size-complex="14pt"/>
    </style:style>
    <style:style style:name="T7" style:family="text">
      <style:text-properties fo:color="#000000" style:font-name="Arial" fo:font-size="14pt" fo:background-color="#ffffff" loext:char-shading-value="0" style:font-size-asian="14pt" style:font-name-complex="Arial1" style:font-size-complex="14pt"/>
    </style:style>
    <style:style style:name="T8" style:family="text">
      <style:text-properties fo:color="#000000" style:font-name="Adobe Fan Heiti Std B" fo:font-size="14pt" style:font-name-asian="Adobe Fan Heiti Std B1" style:font-size-asian="14pt" style:font-size-complex="14pt"/>
    </style:style>
    <style:style style:name="T9" style:family="text">
      <style:text-properties fo:color="#000000" style:font-name="Adobe Fan Heiti Std B" fo:font-size="14pt" officeooo:rsid="00067703" style:font-name-asian="Adobe Fan Heiti Std B1" style:font-size-asian="14pt" style:font-size-complex="14pt"/>
    </style:style>
    <style:style style:name="T10" style:family="text">
      <style:text-properties fo:color="#000000" style:font-name="Adobe Fan Heiti Std B" fo:font-size="14pt" fo:font-weight="bold" style:font-name-asian="Adobe Fan Heiti Std B1" style:font-size-asian="14pt" style:font-weight-asian="bold" style:font-size-complex="14pt"/>
    </style:style>
    <style:style style:name="T11" style:family="text">
      <style:text-properties fo:color="#373737" style:font-name="Arial" fo:font-size="14pt" fo:background-color="#fff7ed" loext:char-shading-value="0" style:font-size-asian="14pt" style:font-name-complex="Arial1" style:font-size-complex="14pt"/>
    </style:style>
    <style:style style:name="T12" style:family="text">
      <style:text-properties fo:color="#373737" style:font-name="Arial" fo:font-size="14pt" fo:font-weight="bold" fo:background-color="#fff7ed" loext:char-shading-value="0" style:font-size-asian="14pt" style:font-weight-asian="bold" style:font-name-complex="Arial1" style:font-size-complex="14pt" style:font-weight-complex="bold"/>
    </style:style>
    <style:style style:name="T13" style:family="text">
      <style:text-properties fo:color="#373737" style:font-name="Arial" fo:font-size="14pt" fo:font-weight="bold" officeooo:rsid="00067703" fo:background-color="#fff7ed" loext:char-shading-value="0" style:font-size-asian="14pt" style:font-weight-asian="bold" style:font-name-complex="Arial1" style:font-size-complex="14pt" style:font-weight-complex="bold"/>
    </style:style>
    <style:style style:name="T14" style:family="text">
      <style:text-properties fo:color="#373737" style:font-name="Adobe Gothic Std B" fo:font-size="14pt" fo:font-weight="bold" fo:background-color="#fff7ed" loext:char-shading-value="0" style:font-name-asian="Adobe Gothic Std B1" style:font-size-asian="14pt" style:font-weight-asian="bold" style:font-name-complex="Arial1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067703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Index</text:span></text:p>
      <text:p text:style-name="P1"><text:span text:style-name="Emphasis"><text:span text:style-name="T3">Introduction</text:span></text:span><text:span text:style-name="Emphasis"><text:span text:style-name="T4"> …………………………………….1</text:span></text:span></text:p>
      <text:p text:style-name="Standard"><text:span text:style-name="T8">Homemade pizza Dough ……………………… </text:span><text:span text:style-name="T9">2</text:span></text:p>
      <text:p text:style-name="Standard"><text:span text:style-name="apple-converted-space"><text:span text:style-name="T11"> </text:span></text:span><text:span text:style-name="T12">Homemade tomato sauce……………………</text:span><text:span text:style-name="T13"> 3</text:span></text:p>
      <text:p text:style-name="Standard"><text:span text:style-name="T14">Mix Veg pizza</text:span><text:span text:style-name="T12">…………………………………… </text:span><text:span text:style-name="T13">4</text:span></text:p>
      <text:p text:style-name="Standard"><text:span text:style-name="T14">Mix Veg pizza recipe</text:span><text:span text:style-name="T12">…………………………… </text:span><text:span text:style-name="T13">5</text:span></text:p>
      <text:p text:style-name="Standard"><text:span text:style-name="T14">Mushroom Pizza</text:span><text:span text:style-name="T12">……………………………….…</text:span><text:span text:style-name="T13">6</text:span></text:p>
      <text:p text:style-name="Standard"><text:span text:style-name="T14">Mushroom Pizza recipe</text:span><text:span text:style-name="T12">………………….………</text:span><text:span text:style-name="T13">7</text:span></text:p>
      <text:p text:style-name="Standard"><text:span text:style-name="T10">Green onion Pizza</text:span><text:span text:style-name="T8">…………………………………</text:span><text:span text:style-name="T9">8</text:span></text:p>
      <text:p text:style-name="Standard"><text:span text:style-name="T8">Green onion Pizza</text:span><text:span text:style-name="T12"> recipe………………………...</text:span><text:span text:style-name="T13">9</text:span></text:p>
      <text:p text:style-name="Standard"><text:span text:style-name="Emphasis"><text:span text:style-name="T3">Five Cheese </text:span></text:span><text:span text:style-name="T6">Pizza</text:span><text:span text:style-name="T8">…………………………………</text:span><text:span text:style-name="T9">10</text:span></text:p>
      <text:p text:style-name="Standard"><text:span text:style-name="Emphasis"><text:span text:style-name="T4">Five Cheese </text:span></text:span><text:span text:style-name="T8">Pizza recipe………………………...</text:span><text:span text:style-name="T9">11</text:span></text:p>
      <text:p text:style-name="Standard"><text:span text:style-name="T8">Pasta in Alfredo sauce ……………………………1</text:span><text:span text:style-name="T9">2</text:span></text:p>
      <text:p text:style-name="Standard"><text:span text:style-name="T8">Pasta in Alfredo sauce recipe…………………….1</text:span><text:span text:style-name="T9">3</text:span></text:p>
      <text:p text:style-name="Standard"><text:span text:style-name="T8">Pasta Primavera……………………………………1</text:span><text:span text:style-name="T9">4</text:span></text:p>
      <text:p text:style-name="Standard"><text:span text:style-name="T8">Pasta Primavera recipe……………………………1</text:span><text:span text:style-name="T9">5</text:span></text:p>
      <text:p text:style-name="Standard"><text:span text:style-name="T2">Pesto Spaghetti</text:span><text:span text:style-name="T15">…………………………………………………….1</text:span><text:span text:style-name="T16">6</text:span></text:p>
      <text:p text:style-name="Standard"><text:span text:style-name="T2">Pesto Spaghetti recipe</text:span><text:span text:style-name="T15">…………………………………………</text:span><text:span text:style-name="T16">17</text:span></text:p>
      <text:p text:style-name="Standard"><text:soft-page-break/><text:span text:style-name="T2">Cheese Roti</text:span><text:span text:style-name="T15">……………………………………………………………</text:span><text:span text:style-name="T16">18</text:span></text:p>
      <text:p text:style-name="Standard"><text:span text:style-name="T2">Cheese Roti recipe</text:span><text:span text:style-name="T15">……………………………………………… <text:s/></text:span><text:span text:style-name="T16">19</text:span></text:p>
      <text:p text:style-name="Standard"><text:span text:style-name="T2">French Fries</text:span><text:span text:style-name="T15">……………………………………………………………</text:span><text:span text:style-name="T16">20</text:span></text:p>
      <text:p text:style-name="Standard"><text:span text:style-name="T2">French Fries recipe</text:span><text:span text:style-name="T15">…………………………………………………</text:span><text:span text:style-name="T16">21</text:span></text:p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Emphasis"/></text:p>
      <text:p text:style-name="P4"><text:span text:style-name="Emphasis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dobe Fan Heiti Std B" svg:font-family="'Adobe Fan Heiti Std B'" style:font-family-generic="roman" style:font-pitch="variable"/>
    <style:font-face style:name="Adobe Gothic Std B" svg:font-family="'Adobe Gothic Std B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dobe Fan Heiti Std B1" svg:font-family="'Adobe Fan Heiti Std B'" style:font-family-generic="system" style:font-pitch="variable"/>
    <style:font-face style:name="Adobe Gothic Std B1" svg:font-family="'Adobe Gothic Std 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y</meta:initial-creator>
    <meta:editing-cycles>3</meta:editing-cycles>
    <meta:creation-date>2014-02-08T10:57:00</meta:creation-date>
    <dc:date>2014-03-09T14:45:51.111000000</dc:date>
    <meta:editing-duration>PT1S</meta:editing-duration>
    <meta:generator>LibreOffice/4.2.0.4$Windows_x86 LibreOffice_project/05dceb5d363845f2cf968344d7adab8dcfb2ba71</meta:generator>
    <meta:document-statistic meta:table-count="0" meta:image-count="0" meta:object-count="0" meta:page-count="2" meta:paragraph-count="22" meta:word-count="71" meta:character-count="733" meta:non-whitespace-character-count="6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